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0000000009400000084BFE98F90.png"/>
  <manifest:file-entry manifest:media-type="image/png" manifest:full-path="Pictures/100000000000009400000087A648CB42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svg:stroke-width="0.076cm" draw:marker-start-width="0.314cm" draw:marker-end="Arrowheads_20_1" draw:marker-end-width="0.314cm" draw:fill="none" draw:textarea-vertical-align="middle" fo:padding-top="0.163cm" fo:padding-bottom="0.163cm" fo:padding-left="0.288cm" fo:padding-right="0.288cm"/>
    </style:style>
    <style:style style:name="gr3" style:family="graphic" style:parent-style-name="objectwithoutfill">
      <style:graphic-properties svg:stroke-width="0.076cm" draw:marker-start-width="0.314cm" draw:marker-end-width="0.314cm" draw:fill="none" draw:textarea-vertical-align="middle" fo:padding-top="0.163cm" fo:padding-bottom="0.163cm" fo:padding-left="0.288cm" fo:padding-right="0.288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="solid" draw:fill-color="#ffffff" draw:textarea-vertical-align="middle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c8ffc8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ffcc99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ffffcc" draw:textarea-vertical-align="middle" fo:padding-top="0.15cm" fo:padding-bottom="0.15cm" fo:padding-left="0.275cm" fo:padding-right="0.275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line-height="150%"/>
    </style:style>
    <style:style style:name="P2" style:family="paragraph">
      <style:paragraph-properties fo:line-height="150%"/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7" style:family="paragraph"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5.688cm" svg:height="3.003cm" svg:x="3.827cm" svg:y="13.511cm">
          <draw:text-box>
            <text:p text:style-name="P1"><text:span text:style-name="T1">E1's component-set = {A1, A2}</text:span></text:p>
            <text:p text:style-name="P1"><text:span text:style-name="T1">E2's component-set = {A2, A3}</text:span></text:p>
          </draw:text-box>
        </draw:frame>
        <draw:line draw:style-name="gr2" draw:text-style-name="P3" draw:layer="layout" svg:x1="7.615cm" svg:y1="5.477cm" svg:x2="7.615cm" svg:y2="6.239cm">
          <text:p/>
        </draw:line>
        <draw:line draw:style-name="gr2" draw:text-style-name="P3" draw:layer="layout" svg:x1="14.032cm" svg:y1="5.477cm" svg:x2="14.032cm" svg:y2="6.239cm">
          <text:p/>
        </draw:line>
        <draw:line draw:style-name="gr3" draw:text-style-name="P3" draw:layer="layout" svg:x1="11.179cm" svg:y1="5.514cm" svg:x2="14.032cm" svg:y2="5.514cm">
          <text:p/>
        </draw:line>
        <draw:line draw:style-name="gr2" draw:text-style-name="P3" draw:layer="layout" svg:x1="10.814cm" svg:y1="2.159cm" svg:x2="10.814cm" svg:y2="3.393cm">
          <text:p/>
        </draw:line>
        <draw:line draw:style-name="gr2" draw:text-style-name="P3" draw:layer="layout" svg:x1="12.197cm" svg:y1="10.425cm" svg:x2="12.197cm" svg:y2="11.187cm">
          <text:p/>
        </draw:line>
        <draw:line draw:style-name="gr2" draw:text-style-name="P3" draw:layer="layout" svg:x1="16.561cm" svg:y1="10.425cm" svg:x2="16.561cm" svg:y2="11.187cm">
          <text:p/>
        </draw:line>
        <draw:g>
          <draw:frame draw:style-name="gr4" draw:text-style-name="P3" draw:layer="layout" svg:width="1.681cm" svg:height="1.47cm" draw:transform="rotate (1.5707963267946) translate (13.651cm 10.198cm)">
            <draw:image xlink:href="Pictures/100000000000009400000087A648CB42.png" xlink:type="simple" xlink:show="embed" xlink:actuate="onLoad">
              <text:p/>
            </draw:image>
          </draw:frame>
          <draw:frame draw:style-name="gr1" draw:text-style-name="P4" draw:layer="layout" svg:width="1.27cm" svg:height="1.352cm" svg:x="13.822cm" svg:y="8.646cm">
            <draw:text-box>
              <text:p><text:span text:style-name="T2">+</text:span></text:p>
            </draw:text-box>
          </draw:frame>
        </draw:g>
        <draw:line draw:style-name="gr3" draw:text-style-name="P3" draw:layer="layout" svg:x1="14.135cm" svg:y1="9.896cm" svg:x2="14.135cm" svg:y2="10.429cm">
          <text:p/>
        </draw:line>
        <draw:line draw:style-name="gr3" draw:text-style-name="P3" draw:layer="layout" svg:x1="14.651cm" svg:y1="9.899cm" svg:x2="14.651cm" svg:y2="10.432cm">
          <text:p/>
        </draw:line>
        <draw:g>
          <draw:frame draw:style-name="gr4" draw:text-style-name="P3" draw:layer="layout" svg:width="1.676cm" svg:height="1.473cm" draw:transform="rotate (1.5707963267946) translate (10.089cm 5.069cm)">
            <draw:image xlink:href="Pictures/100000000000009400000084BFE98F90.png" xlink:type="simple" xlink:show="embed" xlink:actuate="onLoad">
              <text:p/>
            </draw:image>
          </draw:frame>
          <draw:circle draw:style-name="gr5" draw:text-style-name="P3" draw:layer="layout" svg:width="0.508cm" svg:height="0.508cm" svg:x="10.572cm" svg:y="4.053cm">
            <text:p/>
          </draw:circle>
        </draw:g>
        <draw:line draw:style-name="gr2" draw:text-style-name="P3" draw:layer="layout" svg:x1="14.305cm" svg:y1="7.902cm" svg:x2="14.305cm" svg:y2="8.613cm">
          <text:p/>
        </draw:line>
        <draw:rect draw:style-name="gr6" draw:text-style-name="P6" draw:layer="layout" svg:width="11.909cm" svg:height="1.524cm" svg:x="4.845cm" svg:y="1.067cm">
          <text:p text:style-name="P5"><text:span text:style-name="T3">Redundancy Deployment</text:span></text:p>
        </draw:rect>
        <draw:line draw:style-name="gr3" draw:text-style-name="P3" draw:layer="layout" svg:x1="12.148cm" svg:y1="10.43cm" svg:x2="14.135cm" svg:y2="10.43cm">
          <text:p/>
        </draw:line>
        <draw:line draw:style-name="gr3" draw:text-style-name="P3" draw:layer="layout" svg:x1="14.61cm" svg:y1="10.435cm" svg:x2="16.597cm" svg:y2="10.435cm">
          <text:p/>
        </draw:line>
        <draw:line draw:style-name="gr3" draw:text-style-name="P3" draw:layer="layout" svg:x1="7.58cm" svg:y1="5.515cm" svg:x2="10.433cm" svg:y2="5.515cm">
          <text:p/>
        </draw:line>
        <draw:line draw:style-name="gr2" draw:text-style-name="P3" draw:layer="layout" svg:x1="5.304cm" svg:y1="10.407cm" svg:x2="5.304cm" svg:y2="11.169cm">
          <text:p/>
        </draw:line>
        <draw:line draw:style-name="gr2" draw:text-style-name="P3" draw:layer="layout" svg:x1="9.668cm" svg:y1="10.407cm" svg:x2="9.668cm" svg:y2="11.169cm">
          <text:p/>
        </draw:line>
        <draw:g>
          <draw:frame draw:style-name="gr4" draw:text-style-name="P3" draw:layer="layout" svg:width="1.681cm" svg:height="1.47cm" draw:transform="rotate (1.5707963267946) translate (6.758cm 10.18cm)">
            <draw:image xlink:href="Pictures/100000000000009400000087A648CB42.png" xlink:type="simple" xlink:show="embed" xlink:actuate="onLoad">
              <text:p/>
            </draw:image>
          </draw:frame>
          <draw:frame draw:style-name="gr1" draw:text-style-name="P4" draw:layer="layout" svg:width="1.27cm" svg:height="1.352cm" svg:x="6.929cm" svg:y="8.628cm">
            <draw:text-box>
              <text:p><text:span text:style-name="T2">+</text:span></text:p>
            </draw:text-box>
          </draw:frame>
        </draw:g>
        <draw:line draw:style-name="gr3" draw:text-style-name="P3" draw:layer="layout" svg:x1="7.242cm" svg:y1="9.878cm" svg:x2="7.242cm" svg:y2="10.411cm">
          <text:p/>
        </draw:line>
        <draw:line draw:style-name="gr3" draw:text-style-name="P3" draw:layer="layout" svg:x1="7.758cm" svg:y1="9.881cm" svg:x2="7.758cm" svg:y2="10.414cm">
          <text:p/>
        </draw:line>
        <draw:line draw:style-name="gr2" draw:text-style-name="P3" draw:layer="layout" svg:x1="7.412cm" svg:y1="7.884cm" svg:x2="7.412cm" svg:y2="8.595cm">
          <text:p/>
        </draw:line>
        <draw:line draw:style-name="gr3" draw:text-style-name="P3" draw:layer="layout" svg:x1="5.255cm" svg:y1="10.412cm" svg:x2="7.242cm" svg:y2="10.412cm">
          <text:p/>
        </draw:line>
        <draw:line draw:style-name="gr3" draw:text-style-name="P3" draw:layer="layout" svg:x1="7.717cm" svg:y1="10.417cm" svg:x2="9.704cm" svg:y2="10.417cm">
          <text:p/>
        </draw:line>
        <draw:rect draw:style-name="gr7" draw:text-style-name="P7" draw:layer="layout" svg:width="7.52cm" svg:height="1.714cm" svg:x="2.829cm" svg:y="6.2cm">
          <text:p text:style-name="P3"><text:span text:style-name="T4">Data Source E</text:span><text:span text:style-name="T5">1</text:span></text:p>
        </draw:rect>
        <draw:rect draw:style-name="gr7" draw:text-style-name="P7" draw:layer="layout" svg:width="7.518cm" svg:height="1.702cm" svg:x="11.521cm" svg:y="6.2cm">
          <text:p text:style-name="P3"><text:span text:style-name="T4">Data Source E</text:span><text:span text:style-name="T5">2</text:span></text:p>
        </draw:rect>
        <draw:line draw:style-name="gr3" draw:text-style-name="P3" draw:layer="layout" svg:x1="11.155cm" svg:y1="4.981cm" svg:x2="11.155cm" svg:y2="5.527cm">
          <text:p/>
        </draw:line>
        <draw:line draw:style-name="gr3" draw:text-style-name="P3" draw:layer="layout" svg:x1="10.433cm" svg:y1="4.969cm" svg:x2="10.433cm" svg:y2="5.515cm">
          <text:p/>
        </draw:line>
        <draw:rect draw:style-name="gr8" draw:text-style-name="P7" draw:layer="layout" svg:width="4.498cm" svg:height="1.303cm" svg:x="8.283cm" svg:y="11.148cm">
          <text:p text:style-name="P3"><text:span text:style-name="T4">A</text:span><text:span text:style-name="T5">2</text:span></text:p>
        </draw:rect>
        <draw:rect draw:style-name="gr8" draw:text-style-name="P7" draw:layer="layout" svg:width="4.498cm" svg:height="1.303cm" svg:x="2.783cm" svg:y="11.149cm">
          <text:p text:style-name="P3"><text:span text:style-name="T4">A</text:span><text:span text:style-name="T5">1</text:span></text:p>
        </draw:rect>
        <draw:rect draw:style-name="gr8" draw:text-style-name="P7" draw:layer="layout" svg:width="4.498cm" svg:height="1.303cm" svg:x="14.783cm" svg:y="11.149cm">
          <text:p text:style-name="P3"><text:span text:style-name="T4">A</text:span><text:span text:style-name="T5">3</text:span></text:p>
        </draw:rect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.387cm" fo:page-height="17.4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8.637cm" svg:height="7.047cm" svg:x="1.328cm" svg:y="2.397cm"/>
      <draw:page-thumbnail draw:layer="backgroundobjects" svg:width="8.637cm" svg:height="7.047cm" svg:x="1.328cm" svg:y="10.445cm"/>
      <draw:page-thumbnail draw:layer="backgroundobjects" svg:width="8.637cm" svg:height="7.047cm" svg:x="1.328cm" svg:y="18.493cm"/>
      <draw:page-thumbnail draw:layer="backgroundobjects" svg:width="8.637cm" svg:height="7.047cm" svg:x="11.623cm" svg:y="2.397cm"/>
      <draw:page-thumbnail draw:layer="backgroundobjects" svg:width="8.637cm" svg:height="7.047cm" svg:x="11.623cm" svg:y="10.445cm"/>
      <draw:page-thumbnail draw:layer="backgroundobjects" svg:width="8.637cm" svg:height="7.047cm" svg:x="11.623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nan Zhai</meta:initial-creator>
    <meta:creation-date>2015-06-09T09:23:35</meta:creation-date>
    <meta:editing-duration>PT2M28S</meta:editing-duration>
    <meta:editing-cycles>3</meta:editing-cycles>
    <dc:date>2015-06-09T09:25:59</dc:date>
    <dc:creator>Ennan Zhai</dc:creator>
    <meta:generator>OpenOffice/4.0.1$Unix OpenOffice.org_project/401m5$Build-9714</meta:generator>
    <meta:document-statistic meta:object-count="60"/>
  </office:meta>
</office:document-meta>
</file>